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pLineBreaks.StripLineBreaks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LineBreaks.chain( final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ipLineBreaks.getLineBrea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LineBreaks.StripLineBrea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LineBreaks.setLineBreaks( final String lineBrea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pLineBreaks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ripLineBreaks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